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4800000253F8C68793.png" manifest:media-type="image/png"/>
  <manifest:file-entry manifest:full-path="Pictures/100068160000A42C00007420327783A3.svg" manifest:media-type="image/svg+xml"/>
  <manifest:file-entry manifest:full-path="Pictures/10000000000001D30000014F050F554D.png" manifest:media-type="image/png"/>
  <manifest:file-entry manifest:full-path="Pictures/1000000000000154000000C32097188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WenQuanYi Zen Hei Mono" svg:font-family="'WenQuanYi Zen Hei Mono'" style:font-family-generic="modern" style:font-pitch="fixed"/>
    <style:font-face style:name="Asap" svg:font-family="Asap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9.162cm" table:align="left"/>
    </style:style>
    <style:style style:name="Table2.A" style:family="table-column">
      <style:table-column-properties style:column-width="0.829cm"/>
    </style:style>
    <style:style style:name="Table2.B" style:family="table-column">
      <style:table-column-properties style:column-width="4.233cm"/>
    </style:style>
    <style:style style:name="Table2.C" style:family="table-column">
      <style:table-column-properties style:column-width="0.827cm"/>
    </style:style>
    <style:style style:name="Table2.D" style:family="table-column">
      <style:table-column-properties style:column-width="3.27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P1" style:family="paragraph" style:parent-style-name="Footer">
      <style:text-properties style:font-name="Asap" fo:font-size="10pt" style:font-size-asian="10pt" style:font-size-complex="10pt"/>
    </style:style>
    <style:style style:name="P2" style:family="paragraph" style:parent-style-name="Standard">
      <style:text-properties style:font-name="Asap"/>
    </style:style>
    <style:style style:name="P3" style:family="paragraph" style:parent-style-name="Standard">
      <style:text-properties style:font-name="Asap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Asap"/>
    </style:style>
    <style:style style:name="P5" style:family="paragraph" style:parent-style-name="Preformatted_20_Text">
      <style:paragraph-properties fo:margin-top="0cm" fo:margin-bottom="0.499cm" loext:contextual-spacing="false"/>
      <style:text-properties style:font-name="Asap" officeooo:paragraph-rsid="0019c6a7"/>
    </style:style>
    <style:style style:name="P6" style:family="paragraph" style:parent-style-name="Preformatted_20_Text">
      <style:paragraph-properties fo:margin-top="0cm" fo:margin-bottom="0.499cm" loext:contextual-spacing="false"/>
      <style:text-properties style:font-name="Asap" officeooo:rsid="0019c6a7" officeooo:paragraph-rsid="0019c6a7"/>
    </style:style>
    <style:style style:name="P7" style:family="paragraph" style:parent-style-name="Heading_20_2">
      <style:text-properties style:font-name="Asap"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style:font-name="Asap"/>
    </style:style>
    <style:style style:name="T2" style:family="text">
      <style:text-properties style:font-name="Asap" officeooo:rsid="00189f4c"/>
    </style:style>
    <style:style style:name="T3" style:family="text">
      <style:text-properties style:font-name="Asap" officeooo:rsid="0019c6a7"/>
    </style:style>
    <style:style style:name="T4" style:family="text">
      <style:text-properties officeooo:rsid="0019c6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Lista de Acceso al Aula/Taller de la Asociación de Mecatrónica</text:h>
      <text:p text:style-name="P2">Los alumnos <text:span text:style-name="T4">autorizados</text:span> son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reformatted_20_Text"><text:a xlink:type="simple" xlink:href="https://git.mecatronicauncu.org/cgit/listaAcceso-Mecatrónica/tree/listaAcceso#n1" text:style-name="Internet_20_link" text:visited-style-name="Visited_20_Internet_20_Link"><text:span text:style-name="T1">1</text:span></text:a></text:p>
            <text:p text:style-name="Preformatted_20_Text"><text:bookmark text:name="n211"/><text:a xlink:type="simple" xlink:href="https://git.mecatronicauncu.org/cgit/listaAcceso-Mecatrónica/tree/listaAcceso#n2" text:style-name="Internet_20_link" text:visited-style-name="Visited_20_Internet_20_Link"><text:span text:style-name="T1">2</text:span></text:a></text:p>
            <text:p text:style-name="Preformatted_20_Text"><text:bookmark text:name="n35"/><text:a xlink:type="simple" xlink:href="https://git.mecatronicauncu.org/cgit/listaAcceso-Mecatrónica/tree/listaAcceso#n3" text:style-name="Internet_20_link" text:visited-style-name="Visited_20_Internet_20_Link"><text:span text:style-name="T1">3</text:span></text:a></text:p>
            <text:p text:style-name="Preformatted_20_Text"><text:bookmark text:name="n42"/><text:a xlink:type="simple" xlink:href="https://git.mecatronicauncu.org/cgit/listaAcceso-Mecatrónica/tree/listaAcceso#n4" text:style-name="Internet_20_link" text:visited-style-name="Visited_20_Internet_20_Link"><text:span text:style-name="T1">4</text:span></text:a></text:p>
            <text:p text:style-name="Preformatted_20_Text"><text:bookmark text:name="n52"/><text:a xlink:type="simple" xlink:href="https://git.mecatronicauncu.org/cgit/listaAcceso-Mecatrónica/tree/listaAcceso#n5" text:style-name="Internet_20_link" text:visited-style-name="Visited_20_Internet_20_Link"><text:span text:style-name="T1">5</text:span></text:a></text:p>
            <text:p text:style-name="Preformatted_20_Text"><text:bookmark text:name="n62"/><text:a xlink:type="simple" xlink:href="https://git.mecatronicauncu.org/cgit/listaAcceso-Mecatrónica/tree/listaAcceso#n6" text:style-name="Internet_20_link" text:visited-style-name="Visited_20_Internet_20_Link"><text:span text:style-name="T1">6</text:span></text:a></text:p>
            <text:p text:style-name="Preformatted_20_Text"><text:a xlink:type="simple" xlink:href="https://git.mecatronicauncu.org/cgit/listaAcceso-Mecatrónica/tree/listaAcceso#n7" text:style-name="Internet_20_link" text:visited-style-name="Visited_20_Internet_20_Link"><text:span text:style-name="T1">7</text:span></text:a></text:p>
            <text:p text:style-name="Preformatted_20_Text"><text:bookmark text:name="n82"/><text:a xlink:type="simple" xlink:href="https://git.mecatronicauncu.org/cgit/listaAcceso-Mecatrónica/tree/listaAcceso#n8" text:style-name="Internet_20_link" text:visited-style-name="Visited_20_Internet_20_Link"><text:span text:style-name="T1">8</text:span></text:a></text:p>
            <text:p text:style-name="Preformatted_20_Text"><text:bookmark text:name="n92"/><text:a xlink:type="simple" xlink:href="https://git.mecatronicauncu.org/cgit/listaAcceso-Mecatrónica/tree/listaAcceso#n9" text:style-name="Internet_20_link" text:visited-style-name="Visited_20_Internet_20_Link"><text:span text:style-name="T1">9</text:span></text:a></text:p>
            <text:p text:style-name="Preformatted_20_Text"><text:bookmark text:name="n102"/><text:a xlink:type="simple" xlink:href="https://git.mecatronicauncu.org/cgit/listaAcceso-Mecatrónica/tree/listaAcceso#n10" text:style-name="Internet_20_link" text:visited-style-name="Visited_20_Internet_20_Link"><text:span text:style-name="T1">10</text:span></text:a></text:p>
            <text:p text:style-name="Preformatted_20_Text"><text:bookmark text:name="n112"/><text:a xlink:type="simple" xlink:href="https://git.mecatronicauncu.org/cgit/listaAcceso-Mecatrónica/tree/listaAcceso#n11" text:style-name="Internet_20_link" text:visited-style-name="Visited_20_Internet_20_Link"><text:span text:style-name="T1">11</text:span></text:a></text:p>
            <text:p text:style-name="Preformatted_20_Text"><text:bookmark text:name="n122"/><text:a xlink:type="simple" xlink:href="https://git.mecatronicauncu.org/cgit/listaAcceso-Mecatrónica/tree/listaAcceso#n12" text:style-name="Internet_20_link" text:visited-style-name="Visited_20_Internet_20_Link"><text:span text:style-name="T1">12</text:span></text:a></text:p>
            <text:p text:style-name="Preformatted_20_Text"><text:bookmark text:name="n132"/><text:a xlink:type="simple" xlink:href="https://git.mecatronicauncu.org/cgit/listaAcceso-Mecatrónica/tree/listaAcceso#n13" text:style-name="Internet_20_link" text:visited-style-name="Visited_20_Internet_20_Link"><text:span text:style-name="T1">13</text:span></text:a></text:p>
            <text:p text:style-name="Preformatted_20_Text"><text:bookmark text:name="n142"/><text:a xlink:type="simple" xlink:href="https://git.mecatronicauncu.org/cgit/listaAcceso-Mecatrónica/tree/listaAcceso#n14" text:style-name="Internet_20_link" text:visited-style-name="Visited_20_Internet_20_Link"><text:span text:style-name="T1">14</text:span></text:a></text:p>
            <text:p text:style-name="Preformatted_20_Text"><text:bookmark text:name="n152"/><text:a xlink:type="simple" xlink:href="https://git.mecatronicauncu.org/cgit/listaAcceso-Mecatrónica/tree/listaAcceso#n15" text:style-name="Internet_20_link" text:visited-style-name="Visited_20_Internet_20_Link"><text:span text:style-name="T1">15</text:span></text:a></text:p>
            <text:p text:style-name="Preformatted_20_Text"><text:bookmark text:name="n162"/><text:a xlink:type="simple" xlink:href="https://git.mecatronicauncu.org/cgit/listaAcceso-Mecatrónica/tree/listaAcceso#n16" text:style-name="Internet_20_link" text:visited-style-name="Visited_20_Internet_20_Link"><text:span text:style-name="T1">16</text:span></text:a></text:p>
            <text:p text:style-name="Preformatted_20_Text"><text:bookmark text:name="n172"/><text:a xlink:type="simple" xlink:href="https://git.mecatronicauncu.org/cgit/listaAcceso-Mecatrónica/tree/listaAcceso#n17" text:style-name="Internet_20_link" text:visited-style-name="Visited_20_Internet_20_Link"><text:span text:style-name="T1">17</text:span></text:a></text:p>
            <text:p text:style-name="Preformatted_20_Text"><text:bookmark text:name="n182"/><text:a xlink:type="simple" xlink:href="https://git.mecatronicauncu.org/cgit/listaAcceso-Mecatrónica/tree/listaAcceso#n18" text:style-name="Internet_20_link" text:visited-style-name="Visited_20_Internet_20_Link"><text:span text:style-name="T1">18</text:span></text:a></text:p>
            <text:p text:style-name="Preformatted_20_Text"><text:bookmark text:name="n192"/><text:a xlink:type="simple" xlink:href="https://git.mecatronicauncu.org/cgit/listaAcceso-Mecatrónica/tree/listaAcceso#n19" text:style-name="Internet_20_link" text:visited-style-name="Visited_20_Internet_20_Link"><text:span text:style-name="T1">19</text:span></text:a></text:p>
            <text:p text:style-name="Preformatted_20_Text"><text:bookmark text:name="n202"/><text:a xlink:type="simple" xlink:href="https://git.mecatronicauncu.org/cgit/listaAcceso-Mecatrónica/tree/listaAcceso#n20" text:style-name="Internet_20_link" text:visited-style-name="Visited_20_Internet_20_Link"><text:span text:style-name="T1">20</text:span></text:a></text:p>
            <text:p text:style-name="Preformatted_20_Text"><text:bookmark text:name="n212"/><text:a xlink:type="simple" xlink:href="https://git.mecatronicauncu.org/cgit/listaAcceso-Mecatrónica/tree/listaAcceso#n21" text:style-name="Internet_20_link" text:visited-style-name="Visited_20_Internet_20_Link"><text:span text:style-name="T1">21</text:span></text:a></text:p>
            <text:p text:style-name="Preformatted_20_Text"><text:bookmark text:name="n222"/><text:a xlink:type="simple" xlink:href="https://git.mecatronicauncu.org/cgit/listaAcceso-Mecatrónica/tree/listaAcceso#n22" text:style-name="Internet_20_link" text:visited-style-name="Visited_20_Internet_20_Link"><text:span text:style-name="T1">22</text:span></text:a></text:p>
            <text:p text:style-name="Preformatted_20_Text"><text:bookmark text:name="n232"/><text:a xlink:type="simple" xlink:href="https://git.mecatronicauncu.org/cgit/listaAcceso-Mecatrónica/tree/listaAcceso#n23" text:style-name="Internet_20_link" text:visited-style-name="Visited_20_Internet_20_Link"><text:span text:style-name="T1">23</text:span></text:a></text:p>
            <text:p text:style-name="Preformatted_20_Text"><text:bookmark text:name="n242"/><text:a xlink:type="simple" xlink:href="https://git.mecatronicauncu.org/cgit/listaAcceso-Mecatrónica/tree/listaAcceso#n24" text:style-name="Internet_20_link" text:visited-style-name="Visited_20_Internet_20_Link"><text:span text:style-name="T1">24</text:span></text:a></text:p>
            <text:p text:style-name="Preformatted_20_Text"><text:bookmark text:name="n252"/><text:a xlink:type="simple" xlink:href="https://git.mecatronicauncu.org/cgit/listaAcceso-Mecatrónica/tree/listaAcceso#n25" text:style-name="Internet_20_link" text:visited-style-name="Visited_20_Internet_20_Link"><text:span text:style-name="T1">25</text:span></text:a></text:p>
            <text:p text:style-name="Preformatted_20_Text"><text:bookmark text:name="n262"/><text:a xlink:type="simple" xlink:href="https://git.mecatronicauncu.org/cgit/listaAcceso-Mecatrónica/tree/listaAcceso#n26" text:style-name="Internet_20_link" text:visited-style-name="Visited_20_Internet_20_Link"><text:span text:style-name="T1">26</text:span></text:a></text:p>
            <text:p text:style-name="Preformatted_20_Text"><text:bookmark text:name="n272"/><text:a xlink:type="simple" xlink:href="https://git.mecatronicauncu.org/cgit/listaAcceso-Mecatrónica/tree/listaAcceso#n27" text:style-name="Internet_20_link" text:visited-style-name="Visited_20_Internet_20_Link"><text:span text:style-name="T1">27</text:span></text:a></text:p>
            <text:p text:style-name="Preformatted_20_Text"><text:bookmark text:name="n282"/><text:a xlink:type="simple" xlink:href="https://git.mecatronicauncu.org/cgit/listaAcceso-Mecatrónica/tree/listaAcceso#n28" text:style-name="Internet_20_link" text:visited-style-name="Visited_20_Internet_20_Link"><text:span text:style-name="T1">28</text:span></text:a></text:p>
            <text:p text:style-name="Preformatted_20_Text"><text:bookmark text:name="n292"/><text:a xlink:type="simple" xlink:href="https://git.mecatronicauncu.org/cgit/listaAcceso-Mecatrónica/tree/listaAcceso#n29" text:style-name="Internet_20_link" text:visited-style-name="Visited_20_Internet_20_Link"><text:span text:style-name="T1">29</text:span></text:a></text:p>
            <text:p text:style-name="Preformatted_20_Text"><text:bookmark text:name="n302"/><text:a xlink:type="simple" xlink:href="https://git.mecatronicauncu.org/cgit/listaAcceso-Mecatrónica/tree/listaAcceso#n30" text:style-name="Internet_20_link" text:visited-style-name="Visited_20_Internet_20_Link"><text:span text:style-name="T1">30</text:span></text:a></text:p>
            <text:p text:style-name="Preformatted_20_Text"><text:a xlink:type="simple" xlink:href="https://git.mecatronicauncu.org/cgit/listaAcceso-Mecatrónica/tree/listaAcceso#n33" text:style-name="Internet_20_link" text:visited-style-name="Visited_20_Internet_20_Link"><text:span text:style-name="T1"/></text:a></text:p>
          </table:table-cell>
          <table:table-cell table:style-name="Table2.A1" office:value-type="string">
            <text:p text:style-name="Preformatted_20_Text"><text:span text:style-name="Source_20_Text"><text:span text:style-name="T1">Maximiliano Badaloni</text:span></text:span></text:p>
            <text:p text:style-name="Preformatted_20_Text"><text:span text:style-name="Source_20_Text"><text:span text:style-name="T1">Alvaro Alonso</text:span></text:span></text:p>
            <text:p text:style-name="Preformatted_20_Text"><text:span text:style-name="Source_20_Text"><text:span text:style-name="T1">Fernando Cladera</text:span></text:span></text:p>
            <text:p text:style-name="Preformatted_20_Text"><text:span text:style-name="Source_20_Text"><text:span text:style-name="T1">Mauricio Cáceres</text:span></text:span></text:p>
            <text:p text:style-name="Preformatted_20_Text"><text:span text:style-name="Source_20_Text"><text:span text:style-name="T1">Adrian Aligia</text:span></text:span></text:p>
            <text:p text:style-name="Preformatted_20_Text"><text:span text:style-name="Source_20_Text"><text:span text:style-name="T1">Florencia Battocchia</text:span></text:span></text:p>
            <text:p text:style-name="Preformatted_20_Text"><text:span text:style-name="Source_20_Text"><text:span text:style-name="T1">Federico Sesto</text:span></text:span></text:p>
            <text:p text:style-name="Preformatted_20_Text"><text:span text:style-name="Source_20_Text"><text:span text:style-name="T1">Nahuel Jose</text:span></text:span></text:p>
            <text:p text:style-name="Preformatted_20_Text"><text:span text:style-name="Source_20_Text"><text:span text:style-name="T1">Eugenio Borovets</text:span></text:span></text:p>
            <text:p text:style-name="Preformatted_20_Text"><text:span text:style-name="Source_20_Text"><text:span text:style-name="T1">Mariano Liñan</text:span></text:span></text:p>
            <text:p text:style-name="Preformatted_20_Text"><text:span text:style-name="Source_20_Text"><text:span text:style-name="T1">Franco Manucha</text:span></text:span></text:p>
            <text:p text:style-name="Preformatted_20_Text"><text:span text:style-name="Source_20_Text"><text:span text:style-name="T1">Pablo Ortega</text:span></text:span></text:p>
            <text:p text:style-name="Preformatted_20_Text"><text:span text:style-name="Source_20_Text"><text:span text:style-name="T1">Facundo Martín</text:span></text:span></text:p>
            <text:p text:style-name="Preformatted_20_Text"><text:span text:style-name="Source_20_Text"><text:span text:style-name="T1">Alfredo Iglesias</text:span></text:span></text:p>
            <text:p text:style-name="Preformatted_20_Text"><text:span text:style-name="Source_20_Text"><text:span text:style-name="T1">Bruno Correa</text:span></text:span></text:p>
            <text:p text:style-name="Preformatted_20_Text"><text:span text:style-name="Source_20_Text"><text:span text:style-name="T1">Alejandro Correa</text:span></text:span></text:p>
            <text:p text:style-name="Preformatted_20_Text"><text:span text:style-name="Source_20_Text"><text:span text:style-name="T1">Diego Alvarado</text:span></text:span></text:p>
            <text:p text:style-name="Preformatted_20_Text"><text:span text:style-name="Source_20_Text"><text:span text:style-name="T1">Gianfranco Zeballos</text:span></text:span></text:p>
            <text:p text:style-name="Preformatted_20_Text"><text:span text:style-name="Source_20_Text"><text:span text:style-name="T1">Martín Cruz</text:span></text:span></text:p>
            <text:p text:style-name="Preformatted_20_Text"><text:span text:style-name="Source_20_Text"><text:span text:style-name="T1">Lucas Ferrari</text:span></text:span></text:p>
            <text:p text:style-name="Preformatted_20_Text"><text:span text:style-name="Source_20_Text"><text:span text:style-name="T1">Armando Cabrerizo</text:span></text:span></text:p>
            <text:p text:style-name="Preformatted_20_Text"><text:span text:style-name="Source_20_Text"><text:span text:style-name="T1">Martín Silva</text:span></text:span></text:p>
            <text:p text:style-name="Preformatted_20_Text"><text:span text:style-name="Source_20_Text"><text:span text:style-name="T1">Dario Garcia</text:span></text:span></text:p>
            <text:p text:style-name="Preformatted_20_Text"><text:span text:style-name="Source_20_Text"><text:span text:style-name="T1">Sebastian Rodriguez</text:span></text:span></text:p>
            <text:p text:style-name="Preformatted_20_Text"><text:span text:style-name="Source_20_Text"><text:span text:style-name="T1">Agustín Meschini</text:span></text:span></text:p>
            <text:p text:style-name="Preformatted_20_Text"><text:span text:style-name="Source_20_Text"><text:span text:style-name="T1">Emmanuel Jordán</text:span></text:span></text:p>
            <text:p text:style-name="Preformatted_20_Text"><text:span text:style-name="Source_20_Text"><text:span text:style-name="T1">Marilen Ortiz</text:span></text:span></text:p>
            <text:p text:style-name="Preformatted_20_Text"><text:span text:style-name="Source_20_Text"><text:span text:style-name="T1">Maximiliano Garcia</text:span></text:span></text:p>
            <text:p text:style-name="Preformatted_20_Text"><text:span text:style-name="Source_20_Text"><text:span text:style-name="T1">Verónica Vallejos</text:span></text:span></text:p>
            <text:p text:style-name="Preformatted_20_Text"><text:span text:style-name="Source_20_Text"><text:span text:style-name="T1">Araceli Arteaga</text:span></text:span></text:p>
            <text:p text:style-name="Preformatted_20_Text"><text:span text:style-name="Source_20_Text"><text:span text:style-name="T1"/></text:span></text:p>
          </table:table-cell>
          <table:table-cell table:style-name="Table2.A1" office:value-type="string">
            <text:p text:style-name="Preformatted_20_Text"><text:a xlink:type="simple" xlink:href="https://git.mecatronicauncu.org/cgit/listaAcceso-Mecatrónica/tree/listaAcceso#n31" text:style-name="Internet_20_link" text:visited-style-name="Visited_20_Internet_20_Link"><text:span text:style-name="T1">31</text:span></text:a></text:p>
            <text:p text:style-name="Preformatted_20_Text"><text:bookmark text:name="n3221"/><text:a xlink:type="simple" xlink:href="https://git.mecatronicauncu.org/cgit/listaAcceso-Mecatrónica/tree/listaAcceso#n32" text:style-name="Internet_20_link" text:visited-style-name="Visited_20_Internet_20_Link"><text:span text:style-name="T1">32</text:span></text:a></text:p>
            <text:p text:style-name="P4"><text:a xlink:type="simple" xlink:href="https://git.mecatronicauncu.org/cgit/listaAcceso-Mecatrónica/tree/listaAcceso#n33" text:style-name="Internet_20_link" text:visited-style-name="Visited_20_Internet_20_Link">33</text:a> 34 35</text:p>
            <text:p text:style-name="P6">36</text:p>
            <text:p text:style-name="P6">37</text:p>
            <text:p text:style-name="P6">38</text:p>
            <text:p text:style-name="P6">39</text:p>
          </table:table-cell>
          <table:table-cell table:style-name="Table2.D1" office:value-type="string">
            <text:p text:style-name="Preformatted_20_Text"><text:span text:style-name="Source_20_Text"><text:span text:style-name="T1">Gino Copparoni</text:span></text:span></text:p>
            <text:p text:style-name="Preformatted_20_Text"><text:span text:style-name="Source_20_Text"><text:span text:style-name="T1">Gonzalo Clavero</text:span></text:span></text:p>
            <text:p text:style-name="P5"><text:span text:style-name="Source_20_Text"><text:span text:style-name="T1">Franco </text:span></text:span><text:span text:style-name="Source_20_Text"><text:span text:style-name="T2">Conte</text:span></text:span><text:span text:style-name="Source_20_Text"><text:span text:style-name="T1"> Franco Ardiani Andrés RM Manelli</text:span></text:span></text:p>
            <text:p text:style-name="P5"><text:span text:style-name="Source_20_Text"><text:span text:style-name="T3">José Villafañe</text:span></text:span></text:p>
            <text:p text:style-name="P5"><text:span text:style-name="Source_20_Text"><text:span text:style-name="T3">Manuel Minati</text:span></text:span></text:p>
            <text:p text:style-name="P5"><text:span text:style-name="Source_20_Text"><text:span text:style-name="T3">Emiliano López</text:span></text:span></text:p>
            <text:p text:style-name="P5"><text:span text:style-name="Source_20_Text"><text:span text:style-name="T3">Gabriel Godoy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WenQuanYi Zen Hei Mono" svg:font-family="'WenQuanYi Zen Hei Mono'" style:font-family-generic="modern" style:font-pitch="fixed"/>
    <style:font-face style:name="Asap" svg:font-family="Asap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line-height="150%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FreeSerif" style:font-family-complex="FreeSerif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WenQuanYi Zen Hei Mono" style:font-family-asian="'WenQuanYi Zen Hei Mono'" style:font-family-generic-asian="modern" style:font-pitch-asian="fixed" style:font-name-complex="FreeSerif" style:font-family-complex="FreeSerif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sap" fo:font-size="10pt" style:font-size-asian="10pt" style:font-size-complex="10pt"/>
    </style:style>
    <style:style style:name="MT1" style:family="text">
      <style:text-properties officeooo:rsid="0019c6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9.07cm" svg:y="-1.177cm" svg:width="4.313cm" svg:height="2.473cm" draw:z-index="0"><draw:image xlink:href="Pictures/1000000000000154000000C320971887.jpg" xlink:type="simple" xlink:show="embed" xlink:actuate="onLoad"/></draw:frame><draw:frame draw:style-name="Mfr1" draw:name="graphics2" text:anchor-type="paragraph" svg:x="13.848cm" svg:y="-1.247cm" svg:width="3.29cm" svg:height="2.286cm" draw:z-index="1"><draw:image xlink:href="Pictures/10000000000001D30000014F050F554D.png" xlink:type="simple" xlink:show="embed" xlink:actuate="onLoad"/></draw:frame><draw:frame draw:style-name="Mfr1" draw:name="graphics3" text:anchor-type="paragraph" svg:x="-0.325cm" svg:y="-1.355cm" svg:width="4.35cm" svg:height="3.076cm" draw:z-index="2"><draw:image xlink:href="Pictures/100068160000A42C00007420327783A3.svg" xlink:type="simple" xlink:show="embed" xlink:actuate="onLoad"/><draw:image xlink:href="Pictures/100002010000034800000253F8C68793.png" xlink:type="simple" xlink:show="embed" xlink:actuate="onLoad"/></draw:frame> <text:s text:c="80"/><text:tab/><text:tab/> <text:s text:c="3"/>|<text:tab/></text:p>
      </style:header>
      <style:footer>
        <text:p text:style-name="MP1"><text:span text:style-name="MT1">04/05/2015</text:span><text:tab/><text:page-number text:select-page="current">1</text:page-number>/<text:page-count>1</text:page-count><text:tab/><text:span text:style-name="MT1">Lista de Acceso Mayo 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io </meta:initial-creator>
    <meta:creation-date>2014-05-14T14:57:04</meta:creation-date>
    <dc:date>2015-05-04T11:33:26.491199847</dc:date>
    <meta:editing-duration>PT12M20S</meta:editing-duration>
    <meta:editing-cycles>8</meta:editing-cycles>
    <meta:generator>LibreOffice/4.4.2.2$Linux_X86_64 LibreOffice_project/40m0$Build-2</meta:generator>
    <dc:subject>Lista de Acceso Mayo 2014</dc:subject>
    <dc:title>AMM</dc:title>
    <meta:document-statistic meta:table-count="1" meta:image-count="3" meta:object-count="0" meta:page-count="1" meta:paragraph-count="78" meta:word-count="140" meta:character-count="865" meta:non-whitespace-character-count="715"/>
  </office:meta>
</office:document-meta>
</file>